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っ、お、おトイレ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お、おトイレ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着替えたいし、おトイレにも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着替えさせてよぉ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おトイレ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・・・っ、トイレ・・・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先にトイレ行かせ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
それに・・・トイレ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、起きた事を順番に話してく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お買い物から戻ると、家の前で騎士団長様
と、あとメガネをかけた白衣の女性が私の帰りを
待っ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ガネ白衣の女・・・ルミィのこと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確かそんな名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私に紅茶の茶葉を分けてほしいと
頼ま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も、世界を脅かしている人物を抑止する
ために、必要な材料だって言われた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渡し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特に断る理由もありませんでした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茶葉を包んだ袋を騎士団長様に
お渡しした直後、突然家の中に2人組が入って
き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無理やり連れて行かれて
しま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様は2人組に立ち向かったのですが、
その・・・ほとんど歯が立たず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が・・・連れて行かれた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おりで見かけないと思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組って、どんなヤツら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確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い髪で大きな帽子をかぶった女性と、
その弟みたいな感じの男の子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たち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をさらって、いったいどうするつもり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！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まさか・・・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Surely not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う、ここ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気が付き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さんの家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安全ですから、安心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ぬう・・・そうか、私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面目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休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の兵士さんを連れてき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　騎士団長を城へ運ぼ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話は、その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